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text:list-style style:name="LFO2">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style:style style:name="P1" style:parent-style-name="Titolo" style:master-page-name="MP0" style:family="paragraph">
      <style:paragraph-properties fo:break-before="page"/>
    </style:style>
    <style:style style:name="P2" style:parent-style-name="Normale" style:family="paragraph">
      <style:paragraph-properties fo:margin-left="0.0208in">
        <style:tab-stops/>
      </style:paragraph-properties>
    </style:style>
    <style:style style:name="P3" style:parent-style-name="Paragrafoelenco" style:family="paragraph"/>
    <style:style style:name="P4" style:parent-style-name="Paragrafoelenco" style:family="paragraph"/>
    <style:style style:name="P5" style:parent-style-name="Paragrafoelenco" style:family="paragraph"/>
    <style:style style:name="P6" style:parent-style-name="Paragrafoelenco" style:family="paragraph"/>
  </office:automatic-styles>
  <office:body>
    <office:text text:use-soft-page-breaks="true">
      <text:p text:style-name="P1">Creazione di uno scheduler EDF per Java Realtime</text:p>
      <text:p text:style-name="Normale">Si vuole creare uno scheduler che sfrutti la strategia EDF per la schedulazione di processi real time. Tale strategia prevede che vada in<text:s/>esecuzione il job che ha la prossima deadline più imminente. Tale strategia è molto efficace per scenari che prevedono processi periodici indipendenti gli uni dagli altri, tuttavia in scenari di sovraccarico presta il fianco a critiche legate al fatto che<text:s/>non essendoci una priorità esplicita tra i processi spesso il sistema mette in esecuzione job di rilevanza secondaria, facendo sforare la deadline a processi ritenuti <text:s/>sì più importanti dall’utente, ma con la deadline successiva.</text:p>
      <text:p text:style-name="Normale"/>
      <text:h text:style-name="Titolo1" text:outline-level="1">Introduzione e modifiche<text:s/>alla libreria</text:h>
      <text:p text:style-name="P2">Il sistema funzionerà con quattro livelli di priorità:</text:p>
      <text:list text:style-name="LFO2" text:continue-numbering="true">
        <text:list-item>
          <text:p text:style-name="P3">Il primo, quello a priorità maggiore, sarà dedicato agli handler associati ai thread</text:p>
        </text:list-item>
        <text:list-item>
          <text:p text:style-name="P4">Il secondo sarà quello di un job quando esegue i metodi dello scheduler all’inizio ed alla fine del job</text:p>
        </text:list-item>
        <text:list-item>
          <text:p text:style-name="P5">Il terzo sarà quello di un job durante la sua esecuzione<text:s/></text:p>
        </text:list-item>
        <text:list-item>
          <text:p text:style-name="P6">Il quarto è quello dei job pronti che sono sospesi perché è in esecuzione un job con una deadline più imminente</text:p>
        </text:list-item>
      </text:list>
      <text:p text:style-name="Normale"/>
      <text:h text:style-name="Titolo2" text:outline-level="2">Modifiche a PeriodicThread</text:h>
      <text:p text:style-name="Normale">Dal momento che lo<text:s/><text:s/>scheduler in Java realtime non riceve eventi<text:s/><text:s/>nè<text:s/>quando<text:s/>c’è una nuova release<text:s/>nè<text:s/>quando il job termina la sua esecuzione e che è a tutti gli effetti un oggetto passivo, è necessario che sia la classe thread ad eseguire un preambolo ed un epilogo per ogni job.</text:p>
      <text:p text:style-name="Normale">Si è deciso di modificare il metodo run in modo da sfruttare al meglio il polimorfismo facilitando l’introduzione futura di nuovi scheduler. In pratica il metodo run non fa altro che chiamare un metodo privato che accetta come parametro lo scheduler attuale. Sfruttando il polimorfismo si creeranno tanti metodi run quanti gli scheduler supportati, più uno per la classe Scheduler Base, che non farà altro che lanciare un’eccezione per indicare che lo scheduler attuale non è supportato.</text:p>
      <text:p text:style-name="Normale">Il metodo run per PriorityScheduler resterà quello sviluppato finora.</text:p>
      <text:p text:style-name="Normale">Per quanto riguarda</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text:list-style style:name="LFO2">
      <text:list-level-style-number text:level="1" style:num-suffix="." style:num-format="1">
        <style:list-level-properties text:space-before="0.2708in" text:min-label-width="0.25in"/>
      </text:list-level-style-number>
      <text:list-level-style-number text:level="2" style:num-suffix="." style:num-format="a" style:num-letter-sync="true">
        <style:list-level-properties text:space-before="0.7708in" text:min-label-width="0.25in"/>
      </text:list-level-style-number>
      <text:list-level-style-number text:level="3" style:num-suffix="." style:num-format="i">
        <style:list-level-properties fo:text-align="end" text:space-before="1.3958in" text:min-label-width="0.125in"/>
      </text:list-level-style-number>
      <text:list-level-style-number text:level="4" style:num-suffix="." style:num-format="1">
        <style:list-level-properties text:space-before="1.7708in" text:min-label-width="0.25in"/>
      </text:list-level-style-number>
      <text:list-level-style-number text:level="5" style:num-suffix="." style:num-format="a" style:num-letter-sync="true">
        <style:list-level-properties text:space-before="2.2708in" text:min-label-width="0.25in"/>
      </text:list-level-style-number>
      <text:list-level-style-number text:level="6" style:num-suffix="." style:num-format="i">
        <style:list-level-properties fo:text-align="end" text:space-before="2.8958in" text:min-label-width="0.125in"/>
      </text:list-level-style-number>
      <text:list-level-style-number text:level="7" style:num-suffix="." style:num-format="1">
        <style:list-level-properties text:space-before="3.2708in" text:min-label-width="0.25in"/>
      </text:list-level-style-number>
      <text:list-level-style-number text:level="8" style:num-suffix="." style:num-format="a" style:num-letter-sync="true">
        <style:list-level-properties text:space-before="3.7708in" text:min-label-width="0.25in"/>
      </text:list-level-style-number>
      <text:list-level-style-number text:level="9" style:num-suffix="." style:num-format="i">
        <style:list-level-properties fo:text-align="end" text:space-before="4.3958in" text:min-label-width="0.125in"/>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meta:initial-creator>
    <dc:creator>Marco</dc:creator>
    <meta:creation-date>2011-06-06T10:46:00Z</meta:creation-date>
    <dc:date>2011-06-06T15:02:00Z</dc:date>
    <meta:template xlink:href="Normal" xlink:type="simple"/>
    <meta:editing-cycles>9</meta:editing-cycles>
    <meta:editing-duration>PT3720S</meta:editing-duration>
    <meta:document-statistic meta:page-count="1" meta:paragraph-count="4" meta:word-count="300" meta:character-count="2010" meta:row-count="14" meta:non-whitespace-character-count="1714"/>
  </office:meta>
</office:document-meta>
</file>